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shapes>
          <draw:frame draw:z-index="0" draw:style-name="gr1" draw:text-style-name="P1" svg:width="6.3031in" svg:height="3.5398in" svg:x="2.0417in" svg:y="0.0575in">
            <draw:object draw:notify-on-update-of-ranges="Sheet1.A1:Sheet1.A1 Sheet1.A2:Sheet1.A14 Sheet1.B1:Sheet1.B1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.6" calcext:value-type="float">
            <text:p>376.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5" calcext:value-type="float">
            <text:p>5.5</text:p>
          </table:table-cell>
        </table:table-row>
      </table:table>
      <table:named-expressions/>
      <table:database-ranges>
        <table:database-range table:name="__Anonymous_Sheet_DB__0" table:target-range-address="Sheet1.A1:Sheet1.B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1:32:48.768392365</meta:creation-date>
    <dc:date>2024-10-09T12:10:16.286283489</dc:date>
    <meta:editing-duration>PT5M53S</meta:editing-duration>
    <meta:editing-cycles>1</meta:editing-cycles>
    <meta:document-statistic meta:table-count="1" meta:cell-count="26" meta:object-count="1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line" chart:style-name="ch1">
        <chart:title svg:x="4.932cm" svg:y="0.315cm" chart:style-name="ch2">
          <text:p>Poids en fonction de la masse</text:p>
        </chart:title>
        <chart:legend chart:legend-position="end" svg:x="13.82cm" svg:y="4.197cm" style:legend-expansion="high" chart:style-name="ch3"/>
        <chart:plot-area chart:style-name="ch4" table:cell-range-address="Sheet1.A1:Sheet1.B14" chart:data-source-has-labels="both" svg:x="1.331cm" svg:y="1.273cm" svg:width="12.169cm" svg:height="6.559cm">
          <chart:coordinate-region svg:x="1.767cm" svg:y="1.472cm" svg:width="11.733cm" svg:height="5.713cm"/>
          <chart:axis chart:dimension="x" chart:name="primary-x" chart:style-name="ch5" chartooo:axis-type="auto">
            <chartooo:date-scale/>
            <chart:title svg:x="6.895cm" svg:y="8.011cm" chart:style-name="ch6">
              <text:p>Masse</text:p>
            </chart:title>
            <chart:categories table:cell-range-address="Sheet1.A2:Sheet1.A14"/>
          </chart:axis>
          <chart:axis chart:dimension="y" chart:name="primary-y" chart:style-name="ch5">
            <chart:title svg:x="0.451cm" svg:y="5.006cm" chart:style-name="ch7">
              <text:p>Poids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d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19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6.6">
                <text:p>376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